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WordPress представляет собой интерфейс программирования приложений, который предоставляет доступ к функциональности WordPress. Этот API позволяет взаимодействовать с вашим сайтом на WordPress извне, используя сторонние приложения или скрипты.</text:p>
      <text:p text:style-name="P1">Существует несколько видов API в WordPress:</text:p>
      <text:h text:style-name="P4" text:outline-level="3">1. REST API WordPress:</text:h>
      <text:p text:style-name="P1">REST API (или JSON API) позволяет работать с данными WordPress через HTTP запросы и получать данные в формате JSON. Это позволяет другим приложениям, сайтам или сервисам получать доступ к контенту вашего сайта WordPress. Например, вы можете получить записи блога, категории, пользователей, комментарии и многое другое.</text:p>
      <text:h text:style-name="P4" text:outline-level="3">2. XML-RPC API:</text:h>
      <text:p text:style-name="P1">XML-RPC (XML Remote Procedure Call) позволяет удаленным приложениям выполнять различные операции на WordPress, такие как публикация записей, управление комментариями, работа с категориями и пользователями. Однако, в связи с устареванием и потенциальными уязвимостями, рекомендуется предпочитать REST API XML-RPC.</text:p>
      <text:h text:style-name="P4" text:outline-level="3">Применение API WordPress:</text:h>
      <text:list xml:id="list4465777307231988361" text:style-name="L1">
        <text:list-item>
          <text:p text:style-name="P3"><text:span text:style-name="Strong_20_Emphasis">Интеграция с другими приложениями:</text:span> Можно использовать API WordPress для интеграции вашего сайта с приложениями сторонних разработчиков, CRM системами, социальными сетями и т.д.</text:p>
        </text:list-item>
        <text:list-item>
          <text:p text:style-name="P3"><text:span text:style-name="Strong_20_Emphasis">Создание мобильных приложений:</text:span> Используя API, можно разрабатывать мобильные приложения, которые взаимодействуют с вашим сайтом WordPress.</text:p>
        </text:list-item>
        <text:list-item>
          <text:p text:style-name="P2"><text:span text:style-name="Strong_20_Emphasis">Автоматизация задач:</text:span> API позволяет создавать скрипты или приложения для автоматизации определенных задач на вашем сайте.</text:p>
        </text:list-item>
      </text:list>
      <text:p text:style-name="P1">API WordPress - это мощный инструмент для расширения функциональности вашего сайта и взаимодействия с ним извне, предоставляя гибкость в разработке различных приложений и интеграц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02:10:38.59</dc:date>
    <meta:document-statistic meta:table-count="0" meta:image-count="0" meta:object-count="0" meta:page-count="1" meta:paragraph-count="11" meta:word-count="205" meta:character-count="1602"/>
    <dc:creator>Dima Wide</dc:creator>
    <meta:user-defined meta:name="Info 1"/>
    <meta:user-defined meta:name="Info 2"/>
    <meta:user-defined meta:name="Info 3"/>
    <meta:user-defined meta:name="Info 4"/>
  </office:meta>
</office:document-meta>
</file>